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21945106595001</text:p>
          </table:table-cell>
          <table:table-cell office:value-type="string" calcext:value-type="string">
            <text:p>2025-02-14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1072" calcext:value-type="float">
            <text:p>55.82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945106595001</text:p>
          </table:table-cell>
          <table:table-cell office:value-type="string" calcext:value-type="string">
            <text:p>2024-02-02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8824" calcext:value-type="float">
            <text:p>54.59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945106595001</text:p>
          </table:table-cell>
          <table:table-cell office:value-type="string" calcext:value-type="string">
            <text:p>2023-02-17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34" calcext:value-type="float">
            <text:p>53.87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945106595001</text:p>
          </table:table-cell>
          <table:table-cell office:value-type="string" calcext:value-type="string">
            <text:p>2021-03-19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945106595001</text:p>
          </table:table-cell>
          <table:table-cell office:value-type="string" calcext:value-type="string">
            <text:p>2020-03-16 22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7072" calcext:value-type="float">
            <text:p>54.29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945106595001</text:p>
          </table:table-cell>
          <table:table-cell office:value-type="string" calcext:value-type="string">
            <text:p>2019-02-05 22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9368" calcext:value-type="float">
            <text:p>54.37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945106595001</text:p>
          </table:table-cell>
          <table:table-cell office:value-type="string" calcext:value-type="string">
            <text:p>2018-08-22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9848" calcext:value-type="float">
            <text:p>54.40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945106595001</text:p>
          </table:table-cell>
          <table:table-cell office:value-type="string" calcext:value-type="string">
            <text:p>2018-02-16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252" calcext:value-type="float">
            <text:p>54.45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945106595001</text:p>
          </table:table-cell>
          <table:table-cell office:value-type="string" calcext:value-type="string">
            <text:p>2017-03-09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2728" calcext:value-type="float">
            <text:p>54.59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945106595001</text:p>
          </table:table-cell>
          <table:table-cell office:value-type="string" calcext:value-type="string">
            <text:p>2016-12-20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945106595001</text:p>
          </table:table-cell>
          <table:table-cell office:value-type="string" calcext:value-type="string">
            <text:p>2016-03-17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208" calcext:value-type="float">
            <text:p>54.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945106595001</text:p>
          </table:table-cell>
          <table:table-cell office:value-type="string" calcext:value-type="string">
            <text:p>2015-02-25 2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85792" calcext:value-type="float">
            <text:p>55.48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945106595001</text:p>
          </table:table-cell>
          <table:table-cell office:value-type="string" calcext:value-type="string">
            <text:p>2013-01-22 0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6248" calcext:value-type="float">
            <text:p>56.08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945106595001</text:p>
          </table:table-cell>
          <table:table-cell office:value-type="string" calcext:value-type="string">
            <text:p>2012-03-16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66664" calcext:value-type="float">
            <text:p>56.36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945106595001</text:p>
          </table:table-cell>
          <table:table-cell office:value-type="string" calcext:value-type="string">
            <text:p>2011-03-03 21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9856" calcext:value-type="float">
            <text:p>56.75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945106595001</text:p>
          </table:table-cell>
          <table:table-cell office:value-type="string" calcext:value-type="string">
            <text:p>2010-03-08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4112" calcext:value-type="float">
            <text:p>57.28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945106595001</text:p>
          </table:table-cell>
          <table:table-cell office:value-type="string" calcext:value-type="string">
            <text:p>2009-02-23 23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7032" calcext:value-type="float">
            <text:p>57.78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945106595001</text:p>
          </table:table-cell>
          <table:table-cell office:value-type="string" calcext:value-type="string">
            <text:p>2008-03-07 19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5528" calcext:value-type="float">
            <text:p>57.94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945106595001</text:p>
          </table:table-cell>
          <table:table-cell office:value-type="string" calcext:value-type="string">
            <text:p>2007-03-16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2496" calcext:value-type="float">
            <text:p>58.83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945106595001</text:p>
          </table:table-cell>
          <table:table-cell office:value-type="string" calcext:value-type="string">
            <text:p>2006-03-17 21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17" calcext:value-type="float">
            <text:p>59.81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945106595001</text:p>
          </table:table-cell>
          <table:table-cell office:value-type="string" calcext:value-type="string">
            <text:p>2005-03-01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90408" calcext:value-type="float">
            <text:p>58.89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945106595001</text:p>
          </table:table-cell>
          <table:table-cell office:value-type="string" calcext:value-type="string">
            <text:p>2004-03-02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06" calcext:value-type="float">
            <text:p>58.14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945106595001</text:p>
          </table:table-cell>
          <table:table-cell office:value-type="string" calcext:value-type="string">
            <text:p>2003-03-06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9104" calcext:value-type="float">
            <text:p>56.83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945106595001</text:p>
          </table:table-cell>
          <table:table-cell office:value-type="string" calcext:value-type="string">
            <text:p>2002-02-27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945106595001</text:p>
          </table:table-cell>
          <table:table-cell office:value-type="string" calcext:value-type="string">
            <text:p>2001-03-06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652" calcext:value-type="float">
            <text:p>55.97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945106595001</text:p>
          </table:table-cell>
          <table:table-cell office:value-type="string" calcext:value-type="string">
            <text:p>2000-03-07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30088" calcext:value-type="float">
            <text:p>56.33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945106595001</text:p>
          </table:table-cell>
          <table:table-cell office:value-type="string" calcext:value-type="string">
            <text:p>1999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572" calcext:value-type="float">
            <text:p>57.19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945106595001</text:p>
          </table:table-cell>
          <table:table-cell office:value-type="string" calcext:value-type="string">
            <text:p>1998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6824" calcext:value-type="float">
            <text:p>57.64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945106595001</text:p>
          </table:table-cell>
          <table:table-cell office:value-type="string" calcext:value-type="string">
            <text:p>1997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945106595001</text:p>
          </table:table-cell>
          <table:table-cell office:value-type="string" calcext:value-type="string">
            <text:p>1996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9384" calcext:value-type="float">
            <text:p>59.07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945106595001</text:p>
          </table:table-cell>
          <table:table-cell office:value-type="string" calcext:value-type="string">
            <text:p>1995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888" calcext:value-type="float">
            <text:p>59.6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945106595001</text:p>
          </table:table-cell>
          <table:table-cell office:value-type="string" calcext:value-type="string">
            <text:p>1994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945106595001</text:p>
          </table:table-cell>
          <table:table-cell office:value-type="string" calcext:value-type="string">
            <text:p>1993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24592" calcext:value-type="float">
            <text:p>61.12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945106595001</text:p>
          </table:table-cell>
          <table:table-cell office:value-type="string" calcext:value-type="string">
            <text:p>1992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5816" calcext:value-type="float">
            <text:p>62.53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945106595001</text:p>
          </table:table-cell>
          <table:table-cell office:value-type="string" calcext:value-type="string">
            <text:p>1991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2536" calcext:value-type="float">
            <text:p>62.96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945106595001</text:p>
          </table:table-cell>
          <table:table-cell office:value-type="string" calcext:value-type="string">
            <text:p>1989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70656" calcext:value-type="float">
            <text:p>66.97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945106595001</text:p>
          </table:table-cell>
          <table:table-cell office:value-type="string" calcext:value-type="string">
            <text:p>1988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152" calcext:value-type="float">
            <text:p>65.5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945106595001</text:p>
          </table:table-cell>
          <table:table-cell office:value-type="string" calcext:value-type="string">
            <text:p>1987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9296" calcext:value-type="float">
            <text:p>65.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945106595001</text:p>
          </table:table-cell>
          <table:table-cell office:value-type="string" calcext:value-type="string">
            <text:p>1986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4184" calcext:value-type="float">
            <text:p>67.00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945106595001</text:p>
          </table:table-cell>
          <table:table-cell office:value-type="string" calcext:value-type="string">
            <text:p>1985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45232" calcext:value-type="float">
            <text:p>66.24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945106595001</text:p>
          </table:table-cell>
          <table:table-cell office:value-type="string" calcext:value-type="string">
            <text:p>1984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945106595001</text:p>
          </table:table-cell>
          <table:table-cell office:value-type="string" calcext:value-type="string">
            <text:p>1983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67136" calcext:value-type="float">
            <text:p>61.66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1945106595001</text:p>
          </table:table-cell>
          <table:table-cell office:value-type="string" calcext:value-type="string">
            <text:p>1982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1" meta:object-count="0"/>
    <meta:user-defined meta:name="AppVersion">3.0</meta:user-defined>
  </office:meta>
</office:document-meta>
</file>